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77cm" svg:height="2.685cm" draw:transform="skewX (-0.0010471975511966) rotate (-1.55212130379856) translate (6.3107066091636cm 3.090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6) rotate (-2.15652882376419) translate (4.3218895804584cm 3.45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5717906519277cm 3.250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1) rotate (-1.55194677087336) translate (6.3513652960857cm 7.050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6) rotate (-2.1556561591382) translate (4.3867906519277cm 7.47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196) rotate (-2.15652882376419) translate (6.6368895804584cm 7.20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4.051cm" svg:height="0.775cm" draw:transform="skewX (0.000174532925199435) rotate (-1.55264490257416) translate (5.31666602815131cm 3.43965333700271cm)" svg:viewBox="0 0 4052 776" svg:d="M143 709c342 30 1028 55 1748 66 718 6 1751-21 2124-26 128 2-105-705-221-709-341-1-801 94-1638 103-838 10-1748-69-2104-143-120-16-7 698 91 709z">
          <text:p/>
        </draw:path>
        <draw:path draw:style-name="gr1" draw:text-style-name="P1" draw:layer="layout" svg:width="0.903cm" svg:height="0.661cm" draw:transform="skewX (0.00122173047639612) rotate (-2.15687788961459) translate (5.4446401432272cm 3.45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244346095279195) rotate (-2.1556561591382) translate (5.47330699928339cm 7.2123561881004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1.339cm" svg:height="1.577cm" draw:transform="rotate (0.725184304203644) translate (3.590939154385cm 2.1391585090682cm)" svg:viewBox="0 0 1340 1578" svg:d="M0 244c-3 172 331 1063 560 1269 230 205 931-120 751-330-181-211-426-972-433-1123-6-152-875 13-878 184z">
          <text:p/>
        </draw:path>
        <draw:path draw:style-name="gr1" draw:text-style-name="P1" draw:layer="layout" svg:width="0.903cm" svg:height="0.661cm" draw:transform="rotate (-2.15757602131539) translate (4.46582444043799cm 1.71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5.63836597627601cm 2.3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1:01.410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